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882in" style:rel-column-width="23547*"/>
    </style:style>
    <style:style style:name="Table1.B" style:family="table-column">
      <style:table-column-properties style:column-width="1.5514in" style:rel-column-width="14681*"/>
    </style:style>
    <style:style style:name="Table1.C" style:family="table-column">
      <style:table-column-properties style:column-width="1.516in" style:rel-column-width="14346*"/>
    </style:style>
    <style:style style:name="Table1.D" style:family="table-column">
      <style:table-column-properties style:column-width="1.3694in" style:rel-column-width="1296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b aplikacija za pregled video sadrzaja.</text:p>
      <text:p text:style-name="Standard">Aplikaciji mogu da pristupe 3 tipa korisnika: neulogovani korisnik, obican(ulogovani) korisnik I administrator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Neulogovani</text:p>
          </table:table-cell>
          <table:table-cell table:style-name="Table1.A1" office:value-type="string">
            <text:p text:style-name="P1">Obican(ulogovani)</text:p>
          </table:table-cell>
          <table:table-cell table:style-name="Table1.D1" office:value-type="string">
            <text:p text:style-name="P1">Administrator</text:p>
          </table:table-cell>
        </table:table-row>
        <table:table-row>
          <table:table-cell table:style-name="Table1.A2" office:value-type="string">
            <text:p text:style-name="Table_20_Contents">Pregled video klipova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/text:p>
          </table:table-cell>
          <table:table-cell table:style-name="Table1.D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Table_20_Contents">Pregled profila korisnika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/text:p>
          </table:table-cell>
          <table:table-cell table:style-name="Table1.D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Table_20_Contents">Pretraga video klipova/korisnika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/text:p>
          </table:table-cell>
          <table:table-cell table:style-name="Table1.D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Table_20_Contents">Like/Dislike videa/komentar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</text:p>
          </table:table-cell>
          <table:table-cell table:style-name="Table1.D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Table_20_Contents">Postavljanje komentar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</text:p>
          </table:table-cell>
          <table:table-cell table:style-name="Table1.D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Table_20_Contents">Postavljanje novih vide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</text:p>
          </table:table-cell>
          <table:table-cell table:style-name="Table1.D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Table_20_Contents">Izmena vide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</text:p>
          </table:table-cell>
          <table:table-cell table:style-name="Table1.D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Table_20_Contents">Brisanje vide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</text:p>
          </table:table-cell>
          <table:table-cell table:style-name="Table1.D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Table_20_Contents">Pracenje drugih korisnik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</text:p>
          </table:table-cell>
          <table:table-cell table:style-name="Table1.D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Table_20_Contents">Cuvanje vide za gledanje posl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X</text:p>
          </table:table-cell>
          <table:table-cell table:style-name="Table1.D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Table_20_Contents">Blokiranje korisnika/vide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Table_20_Contents">Pregled blokiranog videa/korisnik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Table_20_Contents">Promovisanje korisnika u administrator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X</text:p>
          </table:table-cell>
        </table:table-row>
        <table:table-row>
          <table:table-cell table:style-name="Table1.A2" office:value-type="string">
            <text:p text:style-name="Table_20_Contents">Brisanje korisnik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X</text:p>
          </table:table-cell>
        </table:table-row>
      </table:table>
      <text:p text:style-name="Standard"/>
      <text:p text:style-name="Standard">Blokirani korisnik ne moze dodati novi ili izmeniti neki od svojih videa/komentara, ne moze lajkovati/dislajkovati video/komentar, ne moze zapratiti/otpratiti korisnike. Postaje korisnik sa istim pravima kao I neulogovani korisnik.</text:p>
      <text:p text:style-name="Standard"/>
      <text:p text:style-name="Standard">Blokirani video se ne moze izmeniti od strane vlasnika(osim ako nije administrator). Videu moze pristupiti samo vlasnik I administrator.</text:p>
      <text:p text:style-name="Standard"/>
      <text:p text:style-name="Standard">Video moze biti public(dostupan svima), private(dostupan samo pratiocima vlasnika I administratoru) I </text:p>
      <text:p text:style-name="Standard">protected(Vlasnik moze dodeliti pravo pristupa ostalim korisnicima ili generisati kod za pristup).</text:p>
      <text:p text:style-name="Standard"/>
      <text:p text:style-name="Standard">Nakon kreiranja videa, svim pratiocima vlasnika videa stize obavestenje o novom videu.</text:p>
      <text:p text:style-name="Standard"/>
      <text:p text:style-name="Standard">Aplikacija ce sadrzati chat kojem mogu pristupiti svi ulogovani korisnici.</text:p>
      <text:p text:style-name="Standard"/>
      <text:p text:style-name="Standard">Optional</text:p>
      <text:p text:style-name="Standard">Live stre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4T18:51:58.65</meta:creation-date>
    <dc:date>2019-04-16T15:19:10.86</dc:date>
    <meta:editing-duration>PT15M3S</meta:editing-duration>
    <meta:editing-cycles>3</meta:editing-cycles>
    <meta:generator>OpenOffice/4.1.5$Win32 OpenOffice.org_project/415m1$Build-9789</meta:generator>
    <meta:document-statistic meta:table-count="1" meta:image-count="0" meta:object-count="0" meta:page-count="1" meta:paragraph-count="54" meta:word-count="185" meta:character-count="1317"/>
  </office:meta>
</office:document-meta>
</file>